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273cm" svg:height="11.403cm" svg:x="2.203cm" svg:y="0.1cm">
            <draw:object draw:notify-on-update-of-ranges="Sheet1.K1:Sheet1.K124 Sheet1.L1:Sheet1.L1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0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0.5" calcext:value-type="float">
            <text:p>0.5</text:p>
          </table:table-cell>
          <table:table-cell office:value-type="float" office:value="1.78112" calcext:value-type="float">
            <text:p>1.78112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1.5" calcext:value-type="float">
            <text:p>1.5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2.01344" calcext:value-type="float">
            <text:p>2.01344</text:p>
          </table:table-cell>
        </table:table-row>
        <table:table-row table:style-name="ro1">
          <table:table-cell table:number-columns-repeated="10"/>
          <table:table-cell office:value-type="float" office:value="2.5" calcext:value-type="float">
            <text:p>2.5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3.5" calcext:value-type="float">
            <text:p>3.5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4.5" calcext:value-type="float">
            <text:p>4.5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.01344" calcext:value-type="float">
            <text:p>2.01344</text:p>
          </table:table-cell>
        </table:table-row>
        <table:table-row table:style-name="ro1">
          <table:table-cell table:number-columns-repeated="10"/>
          <table:table-cell office:value-type="float" office:value="5.5" calcext:value-type="float">
            <text:p>5.5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6.5" calcext:value-type="float">
            <text:p>6.5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7.5" calcext:value-type="float">
            <text:p>7.5</text:p>
          </table:table-cell>
          <table:table-cell office:value-type="float" office:value="2.01344" calcext:value-type="float">
            <text:p>2.01344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8.5" calcext:value-type="float">
            <text:p>8.5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9.5" calcext:value-type="float">
            <text:p>9.5</text:p>
          </table:table-cell>
          <table:table-cell office:value-type="float" office:value="1.9968" calcext:value-type="float">
            <text:p>1.9968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.01344" calcext:value-type="float">
            <text:p>2.01344</text:p>
          </table:table-cell>
        </table:table-row>
        <table:table-row table:style-name="ro1">
          <table:table-cell table:number-columns-repeated="10"/>
          <table:table-cell office:value-type="float" office:value="10.5" calcext:value-type="float">
            <text:p>10.5</text:p>
          </table:table-cell>
          <table:table-cell office:value-type="float" office:value="3.92768" calcext:value-type="float">
            <text:p>3.92768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1.5" calcext:value-type="float">
            <text:p>11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2.5" calcext:value-type="float">
            <text:p>12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3.5" calcext:value-type="float">
            <text:p>13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4.5" calcext:value-type="float">
            <text:p>14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5.5" calcext:value-type="float">
            <text:p>15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6.5" calcext:value-type="float">
            <text:p>16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7.5" calcext:value-type="float">
            <text:p>17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18.5" calcext:value-type="float">
            <text:p>18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19.5" calcext:value-type="float">
            <text:p>19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0.5" calcext:value-type="float">
            <text:p>20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1.5" calcext:value-type="float">
            <text:p>21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2.5" calcext:value-type="float">
            <text:p>22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23.5" calcext:value-type="float">
            <text:p>23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4.5" calcext:value-type="float">
            <text:p>24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5.5" calcext:value-type="float">
            <text:p>25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6.5" calcext:value-type="float">
            <text:p>26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7.5" calcext:value-type="float">
            <text:p>27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28.5" calcext:value-type="float">
            <text:p>28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29.5" calcext:value-type="float">
            <text:p>29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0.5" calcext:value-type="float">
            <text:p>30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31.5" calcext:value-type="float">
            <text:p>31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2.5" calcext:value-type="float">
            <text:p>32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3.5" calcext:value-type="float">
            <text:p>33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4.5" calcext:value-type="float">
            <text:p>34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5.5" calcext:value-type="float">
            <text:p>35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36.5" calcext:value-type="float">
            <text:p>36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7.5" calcext:value-type="float">
            <text:p>37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8.5" calcext:value-type="float">
            <text:p>38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39.5" calcext:value-type="float">
            <text:p>39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0.5" calcext:value-type="float">
            <text:p>40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41.5" calcext:value-type="float">
            <text:p>41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2.5" calcext:value-type="float">
            <text:p>42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3.5" calcext:value-type="float">
            <text:p>43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44.5" calcext:value-type="float">
            <text:p>44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5.5" calcext:value-type="float">
            <text:p>45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6.5" calcext:value-type="float">
            <text:p>46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7.5" calcext:value-type="float">
            <text:p>47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8.5" calcext:value-type="float">
            <text:p>48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49.5" calcext:value-type="float">
            <text:p>49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0.5" calcext:value-type="float">
            <text:p>50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1.5" calcext:value-type="float">
            <text:p>51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2.5" calcext:value-type="float">
            <text:p>52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3.5" calcext:value-type="float">
            <text:p>53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54.5" calcext:value-type="float">
            <text:p>54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5.5" calcext:value-type="float">
            <text:p>55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6.5" calcext:value-type="float">
            <text:p>56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57.5" calcext:value-type="float">
            <text:p>57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8.5" calcext:value-type="float">
            <text:p>58.5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59.5" calcext:value-type="float">
            <text:p>59.5</text:p>
          </table:table-cell>
          <table:table-cell office:value-type="float" office:value="4.02688" calcext:value-type="float">
            <text:p>4.02688</text:p>
          </table:table-cell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table:number-columns-repeated="10"/>
          <table:table-cell office:value-type="float" office:value="60.5" calcext:value-type="float">
            <text:p>60.5</text:p>
          </table:table-cell>
          <table:table-cell office:value-type="float" office:value="1.4144" calcext:value-type="float">
            <text:p>1.4144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61.5" calcext:value-type="float">
            <text:p>61.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6:54:24.950236054</meta:creation-date>
    <dc:date>2022-09-12T17:28:51.810197012</dc:date>
    <meta:editing-duration>PT3M41S</meta:editing-duration>
    <meta:editing-cycles>1</meta:editing-cycles>
    <meta:document-statistic meta:table-count="1" meta:cell-count="24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4cm" svg:height="11.404cm" xlink:href=".." xlink:type="simple" chart:class="chart:line" chart:style-name="ch1">
        <chart:legend chart:legend-position="end" svg:x="17.475cm" svg:y="5.403cm" style:legend-expansion="high" chart:style-name="ch2"/>
        <chart:plot-area chart:style-name="ch3" table:cell-range-address="Sheet1.K1:Sheet1.L124" chart:data-source-has-labels="column" svg:x="1.416cm" svg:y="0.228cm" svg:width="15.654cm" svg:height="9.967cm">
          <chartooo:coordinate-region svg:x="2.143cm" svg:y="0.38cm" svg:width="14.927cm" svg:height="8.77cm"/>
          <chart:axis chart:dimension="x" chart:name="primary-x" chart:style-name="ch4" chartooo:axis-type="auto">
            <chartooo:date-scale/>
            <chart:title svg:x="8.551cm" svg:y="10.423cm" chart:style-name="ch5">
              <text:p>Seconds</text:p>
            </chart:title>
            <chart:categories table:cell-range-address="Sheet1.K1:Sheet1.K124"/>
          </chart:axis>
          <chart:axis chart:dimension="y" chart:name="primary-y" chart:style-name="ch4">
            <chart:title svg:x="0.451cm" svg:y="6.26cm" chart:style-name="ch6">
              <text:p>Bytes/Second</text:p>
            </chart:title>
            <chart:grid chart:style-name="ch7" chart:class="major"/>
          </chart:axis>
          <chart:series chart:style-name="ch8" chart:values-cell-range-address="Sheet1.L1:Sheet1.L124" chart:class="chart:line"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K1:Sheet1.K124</svg:desc>
                </draw:g>
              </table:table-cell>
              <table:table-cell office:value-type="float" office:value="0">
                <text:p>0</text:p>
                <draw:g>
                  <svg:desc>Sheet1.L1:Sheet1.L12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78112">
                <text:p>1.781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1344">
                <text:p>2.0134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1344">
                <text:p>2.01344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.01344">
                <text:p>2.013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.9968">
                <text:p>1.99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1344">
                <text:p>2.0134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3.92768">
                <text:p>3.927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4.02688">
                <text:p>4.026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9936">
                <text:p>3.9936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.4144">
                <text:p>1.41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